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normal" style:text-underline-style="none" fo:font-weight="bold" officeooo:rsid="000c5b05" officeooo:paragraph-rsid="000c5b0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fo:font-size="20pt" fo:font-weight="bold" officeooo:rsid="000027c7" officeooo:paragraph-rsid="000027c7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4pt" fo:font-style="italic" style:text-underline-style="solid" style:text-underline-width="auto" style:text-underline-color="font-color" fo:font-weight="bold" officeooo:rsid="000c5b05" officeooo:paragraph-rsid="000c5b0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fo:font-size="24pt" fo:font-weight="bold" officeooo:rsid="000027c7" officeooo:paragraph-rsid="000027c7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4pt" fo:font-weight="bold" officeooo:rsid="000de2bc" officeooo:paragraph-rsid="000de2bc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4pt" fo:font-weight="bold" officeooo:rsid="000fcbb8" officeooo:paragraph-rsid="000fcbb8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6pt" fo:font-weight="bold" officeooo:rsid="000f52d9" officeooo:paragraph-rsid="000f52d9" style:font-size-asian="20pt" style:font-weight-asian="bold" style:font-size-complex="20pt" style:font-weight-complex="bold"/>
    </style:style>
    <style:style style:name="P8" style:family="paragraph">
      <style:text-properties fo:color="#99ff33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99ff33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19d44f"/>
    </style:style>
    <style:style style:name="T3" style:family="text">
      <style:text-properties fo:color="#99ff33" fo:font-size="18pt" fo:font-weight="bold" style:font-size-asian="15pt" style:font-weight-asian="bold" style:font-size-complex="18pt" style:font-weight-complex="bold"/>
    </style:style>
    <style:style style:name="T4" style:family="text">
      <style:text-properties fo:color="#99ff33" fo:font-size="11pt" fo:font-weight="bold" style:font-size-asian="10pt" style:font-weight-asian="bold" style:font-size-complex="11pt" style:font-weight-complex="bold"/>
    </style:style>
    <style:style style:name="T5" style:family="text">
      <style:text-properties fo:color="#99ff33" fo:font-weight="bold" style:font-weight-asian="bold" style:font-weight-complex="bold"/>
    </style:style>
    <style:style style:name="T6" style:family="text">
      <style:text-properties fo:color="#99ff33"/>
    </style:style>
    <style:style style:name="gr1" style:family="graphic">
      <style:graphic-properties draw:textarea-horizontal-align="justify" draw:textarea-vertical-align="middle" draw:auto-grow-height="false" fo:min-height="0.7453in" fo:min-width="1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071in" fo:min-width="2.7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5472in" fo:min-width="1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2071in" fo:min-width="1.3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7437in" fo:min-width="2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0437in" fo:min-width="2.2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4953in" fo:min-width="2.6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461in" fo:min-width="2.3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4689in" fo:min-width="1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789in" fo:min-width="2.3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6"/><text:span text:style-name="T1">Invension Project</text:span></text:p>
      <text:p text:style-name="P3"/>
      <text:p text:style-name="P2">SMS RECEIVE AND SENDING PROCESS WITH DIAGRAM/FLOWCHART</text:p>
      <text:p text:style-name="P4"><draw:custom-shape text:anchor-type="paragraph" draw:z-index="0" draw:name="Shape1" draw:style-name="gr1" draw:text-style-name="P8" svg:width="3.8752in" svg:height="1.4898in" svg:x="1.6965in" svg:y="0.4346in"><text:p><text:span text:style-name="T3">Check Receive Number</text:span></text:p><text:p><text:span text:style-name="T4">(From and To Num Exist or not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" draw:name="Shape2" draw:style-name="gr2" draw:text-style-name="P9" svg:x1="3.6236in" svg:y1="2.0075in" svg:x2="3.6134in" svg:y2="2.5283in"><text:p/></draw:line><draw:line text:anchor-type="paragraph" draw:z-index="2" draw:name="Shape3" draw:style-name="gr3" draw:text-style-name="P9" svg:x1="0.4673in" svg:y1="2.5283in" svg:x2="5.6236in" svg:y2="2.4972in"><text:p/></draw:line><draw:custom-shape text:anchor-type="paragraph" draw:z-index="3" draw:name="Shape4" draw:style-name="gr4" draw:text-style-name="P8" svg:width="2.7921in" svg:height="0.2295in" svg:x="0.6134in" svg:y="2.1953in"><text:p><text:span text:style-name="T5"><text:s text:c="28"/></text:span><text:span text:style-name="T5">Y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4" draw:style-name="gr4" draw:text-style-name="P8" svg:width="2.7921in" svg:height="0.2295in" svg:x="3.811in" svg:y="2.1744in"><text:p><text:span text:style-name="T5"><text:s text:c="28"/></text:span><text:span text:style-name="T5">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Shape5" draw:style-name="gr5" draw:text-style-name="P9" svg:x1="5.6236in" svg:y1="2.4972in" svg:x2="5.6028in" svg:y2="3.1638in"><text:p/></draw:line><draw:line text:anchor-type="paragraph" draw:z-index="6" draw:name="Shape6" draw:style-name="gr3" draw:text-style-name="P9" svg:x1="3.6134in" svg:y1="4.5807in" svg:x2="6.9571in" svg:y2="4.5807in"><text:p/></draw:line><draw:line text:anchor-type="paragraph" draw:z-index="7" draw:name="Shape7" draw:style-name="gr5" draw:text-style-name="P9" svg:x1="3.6134in" svg:y1="4.5807in" svg:x2="3.6134in" svg:y2="4.9972in"><text:p/></draw:line><draw:line text:anchor-type="paragraph" draw:z-index="8" draw:name="Shape8" draw:style-name="gr5" draw:text-style-name="P9" svg:x1="6.9571in" svg:y1="4.5807in" svg:x2="6.9571in" svg:y2="4.9661in"><text:p/></draw:line><draw:custom-shape text:anchor-type="paragraph" draw:z-index="9" draw:name="Shape9" draw:style-name="gr6" draw:text-style-name="P10" svg:width="2.5004in" svg:height="1.0941in" svg:x="4.3839in" svg:y="3.1016in"><text:p><text:span text:style-name="T6">Conversation Id Exist or No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" draw:name="Shape10" draw:style-name="gr7" draw:text-style-name="P9" svg:x1="5.6445in" svg:y1="4.1953in" svg:x2="5.6445in" svg:y2="4.5807in"><text:p/></draw:line><draw:custom-shape text:anchor-type="paragraph" draw:z-index="11" draw:name="Shape4" draw:style-name="gr8" draw:text-style-name="P8" svg:width="1.3441in" svg:height="0.2295in" svg:x="4.0299in" svg:y="4.1953in"><text:p><text:span text:style-name="T5"><text:s text:c="13"/></text:span><text:span text:style-name="T5">Y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4" draw:style-name="gr8" draw:text-style-name="P8" svg:width="1.3441in" svg:height="0.2295in" svg:x="5.7799in" svg:y="4.1953in"><text:p><text:span text:style-name="T5"><text:s text:c="13"/></text:span><text:span text:style-name="T5">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4" draw:style-name="gr9" draw:text-style-name="P8" svg:width="2.3921in" svg:height="0.8232in" svg:x="5.2744in" svg:y="4.9661in"><text:p><text:span text:style-name="T5"><text:s/></text:span><text:span text:style-name="T5">* Create Conversation Id =1</text:span></text:p><text:p><text:span text:style-name="T5">* Insert Return response into DB</text:span></text:p><text:p><text:span text:style-name="T5">*Send Return 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4" draw:style-name="gr10" draw:text-style-name="P8" svg:width="2.3921in" svg:height="1.1567in" svg:x="2.7744in" svg:y="4.9972in"><text:p><text:span text:style-name="T5"><text:s/></text:span><text:span text:style-name="T5">* Take last Conversation id and </text:span></text:p><text:p><text:span text:style-name="T5">increment</text:span></text:p><text:p><text:span text:style-name="T5">* Insert Return response into DB</text:span></text:p><text:p><text:span text:style-name="T5">Using new Conversation id</text:span></text:p><text:p><text:span text:style-name="T5">* Send Return 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Shape5" draw:style-name="gr5" draw:text-style-name="P9" svg:x1="0.4673in" svg:y1="2.5283in" svg:x2="0.4465in" svg:y2="3.1949in"><text:p/></draw:line><draw:custom-shape text:anchor-type="paragraph" draw:z-index="16" draw:name="Shape4" draw:style-name="gr11" draw:text-style-name="P8" svg:width="2.8449in" svg:height="1.6567in" svg:x="-0.5591in" svg:y="3.3098in"><text:p><text:span text:style-name="T5"><text:s/></text:span><text:span text:style-name="T5">* Take This Conversation id</text:span></text:p><text:p><text:span text:style-name="T5">* Insert Return response into DB</text:span></text:p><text:p><text:span text:style-name="T5">Using this Conversation id</text:span></text:p><text:p><text:span text:style-name="T5">* Send Return 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22" draw:name="Shape6" draw:style-name="gr3" draw:text-style-name="P9" svg:x1="3.6134in" svg:y1="4.5807in" svg:x2="6.9571in" svg:y2="4.5807in"><text:p/></draw:line></text:p>
      <text:p text:style-name="P4"/>
      <text:p text:style-name="P5"><text:soft-page-break/>Campaign KEYWORDS,<text:span text:style-name="T2">SCRIPTS,KEEP ALIVE etc</text:span> DataInsert In DB Flowchart:</text:p>
      <text:p text:style-name="P7">Use: Preject.php</text:p>
      <text:p text:style-name="P7"><draw:custom-shape text:anchor-type="paragraph" draw:z-index="17" draw:name="Shape4" draw:style-name="gr12" draw:text-style-name="P8" svg:width="2.3921in" svg:height="0.5098in" svg:x="2.2118in" svg:y="0.1752in"><text:p><text:span text:style-name="T5"><text:s/></text:span><text:span text:style-name="T5">* <text:s text:c="2"/>DATA INSERT Such as</text:span></text:p><text:p><text:span text:style-name="T5"><text:s text:c="4"/></text:span><text:span text:style-name="T5">abcd|[a|b|c d] dfd dfdf df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6"><draw:custom-shape text:anchor-type="paragraph" draw:z-index="18" draw:name="Shape4" draw:style-name="gr12" draw:text-style-name="P8" svg:width="2.3921in" svg:height="0.5098in" svg:x="2.2118in" svg:y="0.5709in"><text:p><text:span text:style-name="T5"><text:s text:c="11"/></text:span><text:span text:style-name="T5">FILE CREA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9" draw:name="Shape7" draw:style-name="gr5" draw:text-style-name="P9" svg:x1="3.3945in" svg:y1="0.1736in" svg:x2="3.3945in" svg:y2="0.5902in"><text:p/></draw:line><draw:custom-shape text:anchor-type="paragraph" draw:z-index="20" draw:name="Shape9" draw:style-name="gr13" draw:text-style-name="P10" svg:width="2.5004in" svg:height="0.937in" svg:x="2.0299in" svg:y="1.372in"><text:p><text:span text:style-name="T6"/></text:p><text:p><text:span text:style-name="T6">Check DB table sms_keywords </text:span></text:p><text:p><text:span text:style-name="T6"><text:s text:c="6"/></text:span><text:span text:style-name="T6">DATA exist Or NOT</text:span></text:p><text:p><text:span text:style-name="T6"/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1" draw:name="Shape7" draw:style-name="gr5" draw:text-style-name="P9" svg:x1="3.311in" svg:y1="1.0807in" svg:x2="3.311in" svg:y2="1.3933in"><text:p/></draw:line><draw:line text:anchor-type="paragraph" draw:z-index="23" draw:name="Shape6" draw:style-name="gr3" draw:text-style-name="P9" svg:x1="0.7126in" svg:y1="2.5587in" svg:x2="6.2752in" svg:y2="2.5484in"><text:p/></draw:line><draw:line text:anchor-type="paragraph" draw:z-index="24" draw:name="Shape7" draw:style-name="gr5" draw:text-style-name="P9" svg:x1="3.2484in" svg:y1="2.3091in" svg:x2="3.2484in" svg:y2="2.6217in"><text:p/></draw:line><draw:custom-shape text:anchor-type="paragraph" draw:z-index="25" draw:name="Shape4" draw:style-name="gr8" draw:text-style-name="P8" svg:width="1.3441in" svg:height="0.2295in" svg:x="0.5819in" svg:y="2.1744in"><text:p><text:span text:style-name="T5"><text:s text:c="13"/></text:span><text:span text:style-name="T5">Y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4" draw:style-name="gr8" draw:text-style-name="P8" svg:width="1.3441in" svg:height="0.2295in" svg:x="4.7693in" svg:y="2.1638in"><text:p><text:span text:style-name="T5"><text:s text:c="13"/></text:span><text:span text:style-name="T5">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7" draw:name="Shape7" draw:style-name="gr5" draw:text-style-name="P9" svg:x1="0.7181in" svg:y1="2.5484in" svg:x2="0.702in" svg:y2="2.9969in"><text:p/></draw:line><draw:line text:anchor-type="paragraph" draw:z-index="28" draw:name="Shape7" draw:style-name="gr5" draw:text-style-name="P9" svg:x1="6.2752in" svg:y1="2.5591in" svg:x2="6.2591in" svg:y2="3.0075in"><text:p/></draw:line><draw:custom-shape text:anchor-type="paragraph" draw:z-index="29" draw:name="Shape4" draw:style-name="gr14" draw:text-style-name="P8" svg:width="2.3921in" svg:height="0.874in" svg:x="4.8783in" svg:y="3.0398in"><text:p><text:span text:style-name="T5"><text:s text:c="11"/></text:span><text:span text:style-name="T5">Open File Using fopen()</text:span></text:p><text:p><text:span text:style-name="T5">And Using Condition Data insert</text:span><text:span text:style-name="T5"><text:line-break/></text:span><text:span text:style-name="T5">Into sms_keywords DB table for </text:span></text:p><text:p><text:span text:style-name="T5">Each Campaign_i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4" draw:style-name="gr12" draw:text-style-name="P8" svg:width="2.3921in" svg:height="0.5098in" svg:x="-0.528in" svg:y="2.9772in"><text:p><text:span text:style-name="T5"><text:s text:c="5"/></text:span><text:span text:style-name="T5">Delete Data for existing </text:span></text:p><text:p><text:span text:style-name="T5">campaign_id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1" draw:name="Shape7" draw:style-name="gr5" draw:text-style-name="P9" svg:x1="0.6142in" svg:y1="3.4866in" svg:x2="0.598in" svg:y2="3.935in"><text:p/></draw:line><draw:custom-shape text:anchor-type="paragraph" draw:z-index="32" draw:name="Shape4" draw:style-name="gr14" draw:text-style-name="P8" svg:width="2.3921in" svg:height="0.874in" svg:x="-0.4654in" svg:y="3.9354in"><text:p><text:span text:style-name="T5"><text:s text:c="11"/></text:span><text:span text:style-name="T5">Open File Using fopen()</text:span></text:p><text:p><text:span text:style-name="T5">And Using Condition Data insert</text:span><text:span text:style-name="T5"><text:line-break/></text:span><text:span text:style-name="T5">Into sms_keywords DB table for </text:span></text:p><text:p><text:span text:style-name="T5">Each Campaign_i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321 3493" svg:d="M1321 3493h-1321l661-3493z"/>
    <draw:marker draw:name="Arrowheads_20_3" draw:display-name="Arrowheads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11:52.366547405</meta:creation-date>
    <dc:date>2019-07-02T10:45:04.330314740</dc:date>
    <meta:editing-duration>PT36M25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4" meta:word-count="19" meta:character-count="181" meta:non-whitespace-character-count="140"/>
  </office:meta>
</office:document-meta>
</file>